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- Write a program which can take two integers to multiply and divide. Handle different Exceptions e.g. divide by zero exception, overflow exception etc.</text:p>
      <text:p text:style-name="Standard"/>
      <text:p text:style-name="Standard">Q2- Write a program which can create a directory and write a string to a file in the directory. Handle different exceptions. (Directory.Create to create directory, File.Create to create file and File.WriteText to write string to file)</text:p>
      <text:p text:style-name="Standard"/>
      <text:p text:style-name="Standard">Q3- Create a stack to add integers to stack, implement Push and Pop. Handle the exceptions which can handle conditions if you pop more than available items from stack.</text:p>
      <text:p text:style-name="Standard"/>
      <text:p text:style-name="Standard">Q4- Create an array with 10 integers, Write an indexer to access its values and set values. Handle the exception if an unknown index is accessed and set.</text:p>
      <text:p text:style-name="Standard"/>
      <text:p text:style-name="Standard">Q5- Write a program to enter customer information to the customer collection. Customer information can contain id, name, address etc. Write methods and/or indexers to access the customer information by id and name.if you access an customer information which is not present handle the exception and show appropriate messag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3:58:14.856000000</meta:creation-date>
    <dc:date>2021-09-29T13:59:23.210000000</dc:date>
    <meta:editing-duration>PT23H50M58S</meta:editing-duration>
    <meta:editing-cycles>1</meta:editing-cycles>
    <meta:document-statistic meta:table-count="0" meta:image-count="0" meta:object-count="0" meta:page-count="1" meta:paragraph-count="5" meta:word-count="167" meta:character-count="1032" meta:non-whitespace-character-count="870"/>
    <meta:generator>LibreOffice/7.1.1.2$Windows_X86_64 LibreOffice_project/fe0b08f4af1bacafe4c7ecc87ce55bb426164676</meta:generator>
  </office:meta>
</office:document-meta>
</file>